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Screen brightness tuning (Watt)</text:p>
          </table:table-cell>
          <table:covered-table-cell table:number-columns-repeated="2"/>
        </table:table-row>
        <table:table-row table:style-name="ro1">
          <table:table-cell/>
          <table:table-cell table:style-name="ce5" office:value-type="string" table:number-columns-spanned="2" table:number-rows-spanned="1">
            <text:p>OpenCPN distribution v0.1.5</text:p>
          </table:table-cell>
          <table:covered-table-cell table:style-name="ce8"/>
        </table:table-row>
        <table:table-row table:style-name="ro1">
          <table:table-cell table:style-name="ce3" office:value-type="string">
            <text:p>time (seconds)</text:p>
          </table:table-cell>
          <table:table-cell table:style-name="ce3" office:value-type="string">
            <text:p>50 % brightness</text:p>
          </table:table-cell>
          <table:table-cell table:style-name="ce3" office:value-type="string">
            <text:p>full brightness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float" office:value="12.75">
            <text:p>12,75</text:p>
          </table:table-cell>
          <table:table-cell table:style-name="ce9" office:value-type="float" office:value="13.77">
            <text:p>13,77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float" office:value="12.75">
            <text:p>12,75</text:p>
          </table:table-cell>
          <table:table-cell table:style-name="ce9" office:value-type="float" office:value="13.89">
            <text:p>13,8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7">
            <text:p>13,77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office:value-type="float" office:value="12.73">
            <text:p>12,73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12.76">
            <text:p>12,76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7">
            <text:p>13,77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12.73">
            <text:p>12,73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85">
            <text:p>13,85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office:value-type="float" office:value="12.76">
            <text:p>12,76</text:p>
          </table:table-cell>
          <table:table-cell table:style-name="ce9" office:value-type="float" office:value="13.67">
            <text:p>13,67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9">
            <text:p>13,79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82">
            <text:p>13,82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8">
            <text:p>13,78</text:p>
          </table:table-cell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6" office:value-type="float" office:value="12.74">
            <text:p>12,74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2.9">
            <text:p>12,9</text:p>
          </table:table-cell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">
            <text:p>13</text:p>
          </table:table-cell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66">
            <text:p>13,66</text:p>
          </table:table-cell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6" office:value-type="float" office:value="12.74">
            <text:p>12,74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2.97">
            <text:p>12,97</text:p>
          </table:table-cell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66">
            <text:p>13,66</text:p>
          </table:table-cell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66">
            <text:p>13,66</text:p>
          </table:table-cell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12.73">
            <text:p>12,73</text:p>
          </table:table-cell>
          <table:table-cell table:style-name="ce9" office:value-type="float" office:value="13.67">
            <text:p>13,67</text:p>
          </table:table-cell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66">
            <text:p>13,66</text:p>
          </table:table-cell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6" office:value-type="float" office:value="12.73">
            <text:p>12,73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6" office:value-type="float" office:value="11.97">
            <text:p>11,97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12.1">
            <text:p>12,1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65">
            <text:p>65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66">
            <text:p>66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68">
            <text:p>68</text:p>
          </table:table-cell>
          <table:table-cell table:style-name="ce6" office:value-type="float" office:value="12.64">
            <text:p>12,64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69">
            <text:p>69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70">
            <text:p>70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71">
            <text:p>71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7">
            <text:p>13,77</text:p>
          </table:table-cell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66">
            <text:p>13,66</text:p>
          </table:table-cell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6" office:value-type="float" office:value="12.73">
            <text:p>12,73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80">
            <text:p>80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81">
            <text:p>81</text:p>
          </table:table-cell>
          <table:table-cell table:style-name="ce6" office:value-type="float" office:value="12.63">
            <text:p>12,63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82">
            <text:p>82</text:p>
          </table:table-cell>
          <table:table-cell table:style-name="ce6" office:value-type="float" office:value="12.71">
            <text:p>12,71</text:p>
          </table:table-cell>
          <table:table-cell table:style-name="ce9" office:value-type="float" office:value="13.68">
            <text:p>13,68</text:p>
          </table:table-cell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6" office:value-type="float" office:value="12.64">
            <text:p>12,64</text:p>
          </table:table-cell>
          <table:table-cell table:style-name="ce9" office:value-type="float" office:value="13.75">
            <text:p>13,75</text:p>
          </table:table-cell>
        </table:table-row>
        <table:table-row table:style-name="ro1">
          <table:table-cell table:style-name="ce4" office:value-type="float" office:value="84">
            <text:p>84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12.7">
            <text:p>12,7</text:p>
          </table:table-cell>
          <table:table-cell table:style-name="ce9" office:value-type="float" office:value="13.84">
            <text:p>13,84</text:p>
          </table:table-cell>
        </table:table-row>
        <table:table-row table:style-name="ro1">
          <table:table-cell table:style-name="ce4" office:value-type="float" office:value="86">
            <text:p>86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87">
            <text:p>87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89">
            <text:p>89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8">
            <text:p>13,78</text:p>
          </table:table-cell>
        </table:table-row>
        <table:table-row table:style-name="ro1">
          <table:table-cell table:style-name="ce4" office:value-type="float" office:value="92">
            <text:p>92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6" office:value-type="float" office:value="12.64">
            <text:p>12,64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1">
            <text:p>13,71</text:p>
          </table:table-cell>
        </table:table-row>
        <table:table-row table:style-name="ro1">
          <table:table-cell table:style-name="ce4" office:value-type="float" office:value="95">
            <text:p>95</text:p>
          </table:table-cell>
          <table:table-cell table:style-name="ce6" office:value-type="float" office:value="11.79">
            <text:p>11,79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96">
            <text:p>96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8">
            <text:p>13,8</text:p>
          </table:table-cell>
        </table:table-row>
        <table:table-row table:style-name="ro1">
          <table:table-cell table:style-name="ce4" office:value-type="float" office:value="98">
            <text:p>98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99">
            <text:p>99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101">
            <text:p>101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6">
            <text:p>13,76</text:p>
          </table:table-cell>
        </table:table-row>
        <table:table-row table:style-name="ro1">
          <table:table-cell table:style-name="ce4" office:value-type="float" office:value="104">
            <text:p>104</text:p>
          </table:table-cell>
          <table:table-cell table:style-name="ce6" office:value-type="float" office:value="12.63">
            <text:p>12,63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105">
            <text:p>105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3">
            <text:p>13,73</text:p>
          </table:table-cell>
        </table:table-row>
        <table:table-row table:style-name="ro1">
          <table:table-cell table:style-name="ce4" office:value-type="float" office:value="106">
            <text:p>106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5">
            <text:p>13,75</text:p>
          </table:table-cell>
        </table:table-row>
        <table:table-row table:style-name="ro1">
          <table:table-cell table:style-name="ce4" office:value-type="float" office:value="107">
            <text:p>107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108">
            <text:p>108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8">
            <text:p>13,78</text:p>
          </table:table-cell>
        </table:table-row>
        <table:table-row table:style-name="ro1">
          <table:table-cell table:style-name="ce4" office:value-type="float" office:value="109">
            <text:p>109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5">
            <text:p>13,75</text:p>
          </table:table-cell>
        </table:table-row>
        <table:table-row table:style-name="ro1">
          <table:table-cell table:style-name="ce4" office:value-type="float" office:value="110">
            <text:p>110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8">
            <text:p>13,78</text:p>
          </table:table-cell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112">
            <text:p>112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83">
            <text:p>13,83</text:p>
          </table:table-cell>
        </table:table-row>
        <table:table-row table:style-name="ro1">
          <table:table-cell table:style-name="ce4" office:value-type="float" office:value="113">
            <text:p>113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69">
            <text:p>13,69</text:p>
          </table:table-cell>
        </table:table-row>
        <table:table-row table:style-name="ro1">
          <table:table-cell table:style-name="ce4" office:value-type="float" office:value="114">
            <text:p>114</text:p>
          </table:table-cell>
          <table:table-cell table:style-name="ce6" office:value-type="float" office:value="12.68">
            <text:p>12,68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12.69">
            <text:p>12,69</text:p>
          </table:table-cell>
          <table:table-cell table:style-name="ce9" office:value-type="float" office:value="13.72">
            <text:p>13,72</text:p>
          </table:table-cell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6" office:value-type="float" office:value="12.65">
            <text:p>12,65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118">
            <text:p>118</text:p>
          </table:table-cell>
          <table:table-cell table:style-name="ce6" office:value-type="float" office:value="12.72">
            <text:p>12,72</text:p>
          </table:table-cell>
          <table:table-cell table:style-name="ce9" office:value-type="float" office:value="13.76">
            <text:p>13,76</text:p>
          </table:table-cell>
        </table:table-row>
        <table:table-row table:style-name="ro1">
          <table:table-cell table:style-name="ce4" office:value-type="float" office:value="119">
            <text:p>119</text:p>
          </table:table-cell>
          <table:table-cell table:style-name="ce6" office:value-type="float" office:value="12.67">
            <text:p>12,67</text:p>
          </table:table-cell>
          <table:table-cell table:style-name="ce9" office:value-type="float" office:value="13.7">
            <text:p>13,7</text:p>
          </table:table-cell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ce6" office:value-type="float" office:value="12.64">
            <text:p>12,64</text:p>
          </table:table-cell>
          <table:table-cell table:style-name="ce9" office:value-type="float" office:value="13.74">
            <text:p>13,74</text:p>
          </table:table-cell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12.66">
            <text:p>12,66</text:p>
          </table:table-cell>
          <table:table-cell table:style-name="ce9" office:value-type="float" office:value="13.74">
            <text:p>13,7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>
            <text:p>Average power</text:p>
          </table:table-cell>
          <table:table-cell table:style-name="ce7" table:formula="of:=SUM([.B4:.B124] ) / [.$A$124]" office:value-type="float" office:value="12.6662809917356">
            <text:p>12,6662809917</text:p>
          </table:table-cell>
          <table:table-cell table:style-name="ce7" table:formula="of:=SUM([.C4:.C124] ) / [.$A$124]" office:value-type="float" office:value="13.7019834710744">
            <text:p>13,7019834711</text:p>
          </table:table-cell>
        </table:table-row>
        <table:table-row table:style-name="ro1" table:number-rows-repeated="10484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art" table:style-name="ta1">
        <table:shapes>
          <draw:frame draw:z-index="0" draw:style-name="gr1" svg:width="35.876cm" svg:height="10.864cm" svg:x="0cm" svg:y="0cm">
            <draw:object draw:notify-on-update-of-ranges="data.B3:data.B3 data.B4:data.B124 data.C3:data.C3 data.C4:data.C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4:38:11</meta:creation-date>
    <dc:date>2013-05-14T16:50:59</dc:date>
    <meta:editing-duration>PT11M19S</meta:editing-duration>
    <meta:editing-cycles>10</meta:editing-cycles>
    <meta:generator>LibreOffice/3.5$Linux_X86_64 LibreOffice_project/350m1$Build-2</meta:generator>
    <meta:document-statistic meta:table-count="2" meta:cell-count="3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75" chart:maximum="14.2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877cm" svg:height="10.865cm" xlink:href=".." xlink:type="simple" chart:class="chart:line" chart:style-name="ch1">
        <chart:title svg:x="11.703cm" svg:y="0.353cm" chart:style-name="ch2">
          <text:p>Comparison of power consumed with screen brightness tuning</text:p>
        </chart:title>
        <chart:legend chart:legend-position="end" svg:x="32.046cm" svg:y="4.884cm" style:legend-expansion="high" chart:style-name="ch3"/>
        <chart:plot-area chart:style-name="ch4" table:cell-range-address="data.B3:data.C124" chart:data-source-has-labels="row" svg:x="1.104cm" svg:y="1.311cm" svg:width="30.677cm" svg:height="8.597cm">
          <chartooo:coordinate-region svg:x="2.202cm" svg:y="1.51cm" svg:width="29.38cm" svg:height="7.592cm"/>
          <chart:axis chart:dimension="x" chart:name="primary-x" chart:style-name="ch5">
            <chart:title svg:x="14.652cm" svg:y="10.125cm" chart:style-name="ch6">
              <text:p>Time elapsed (seconds)</text:p>
            </chart:title>
          </chart:axis>
          <chart:axis chart:dimension="y" chart:name="primary-y" chart:style-name="ch7">
            <chart:title svg:x="0cm" svg:y="7.386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24" chart:label-cell-address="data.B3:data.B3" chart:class="chart:line">
            <chart:data-point chart:repeated="121"/>
          </chart:series>
          <chart:series chart:style-name="ch11" chart:values-cell-range-address="data.C4:data.C124" chart:label-cell-address="data.C3:data.C3" chart:class="chart:line"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 % brightness</text:p>
                <draw:g>
                  <svg:desc>data.B3:data.B3</svg:desc>
                </draw:g>
              </table:table-cell>
              <table:table-cell office:value-type="string">
                <text:p>full brightness</text:p>
                <draw:g>
                  <svg:desc>data.C3:data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5">
                <text:p>12.75</text:p>
                <draw:g>
                  <svg:desc>data.B4:data.B124</svg:desc>
                </draw:g>
              </table:table-cell>
              <table:table-cell office:value-type="float" office:value="13.77">
                <text:p>13.77</text:p>
                <draw:g>
                  <svg:desc>data.C4:data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5">
                <text:p>12.75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9">
                <text:p>12.6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">
                <text:p>12.7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">
                <text:p>12.76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">
                <text:p>12.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8">
                <text:p>12.68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1">
                <text:p>12.71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1">
                <text:p>12.71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7">
                <text:p>12.6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6">
                <text:p>12.76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1">
                <text:p>12.71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71">
                <text:p>12.7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1">
                <text:p>12.71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5">
                <text:p>12.65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74">
                <text:p>12.7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">
                <text:p>12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2">
                <text:p>12.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68">
                <text:p>12.6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7">
                <text:p>12.6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1">
                <text:p>12.7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7">
                <text:p>12.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72">
                <text:p>12.7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71">
                <text:p>12.7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69">
                <text:p>12.69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7">
                <text:p>12.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2">
                <text:p>12.72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67">
                <text:p>12.6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4">
                <text:p>12.74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7">
                <text:p>12.6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">
                <text:p>12.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">
                <text:p>12.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68">
                <text:p>12.68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72">
                <text:p>12.7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66">
                <text:p>12.6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7">
                <text:p>12.6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73">
                <text:p>12.73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5">
                <text:p>12.65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5">
                <text:p>12.65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3">
                <text:p>12.73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">
                <text:p>12.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97">
                <text:p>11.9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">
                <text:p>12.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8">
                <text:p>12.6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1">
                <text:p>12.1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2">
                <text:p>12.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65">
                <text:p>12.65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1">
                <text:p>12.71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64">
                <text:p>12.64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69">
                <text:p>12.69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69">
                <text:p>12.6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66">
                <text:p>12.6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5">
                <text:p>12.6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1">
                <text:p>12.7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67">
                <text:p>12.6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9">
                <text:p>12.6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3">
                <text:p>12.63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1">
                <text:p>12.7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4">
                <text:p>12.64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7">
                <text:p>12.7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6">
                <text:p>12.6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8">
                <text:p>12.68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5">
                <text:p>12.65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4">
                <text:p>12.6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9">
                <text:p>12.69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9">
                <text:p>11.79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9">
                <text:p>12.6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7">
                <text:p>12.67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68">
                <text:p>12.68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7">
                <text:p>12.67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63">
                <text:p>12.6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69">
                <text:p>12.6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66">
                <text:p>12.66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66">
                <text:p>12.66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67">
                <text:p>12.67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65">
                <text:p>12.65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2">
                <text:p>12.72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8">
                <text:p>12.68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65">
                <text:p>12.65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2">
                <text:p>12.72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64">
                <text:p>12.64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66">
                <text:p>12.66</text:p>
              </table:table-cell>
              <table:table-cell office:value-type="float" office:value="13.74">
                <text:p>13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